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 Sans" svg:font-family="'Open Sans', icomoon, sans-serif"/>
    <style:font-face style:name="OpenSymbol" svg:font-family="OpenSymbol" style:font-charset="x-symbol"/>
    <style:font-face style:name="nexussans" svg:font-family="nexussans, arial, sans-serif"/>
  </office:font-face-decls>
  <office:automatic-styles>
    <style:style style:name="Tabela1" style:family="table">
      <style:table-properties style:width="16.498cm" table:align="center" style:shadow="none" style:may-break-between-rows="true" table:border-model="collapsing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5.597cm"/>
    </style:style>
    <style:style style:name="Tabela1.D" style:family="table-column">
      <style:table-column-properties style:column-width="5.29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" style:family="paragraph" style:parent-style-name="ABNT_20_-_20_Fonte_20_Figuras_20_Graficos_20_Etc">
      <style:paragraph-properties fo:margin-left="0cm" fo:margin-right="0cm" fo:text-indent="0cm" style:auto-text-indent="false"/>
      <style:text-properties style:font-name="Arial2" fo:language="en" fo:country="US" officeooo:paragraph-rsid="03ec3e9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2971197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413ae9a" officeooo:paragraph-rsid="0413ae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9463c6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20b75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97473a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f44df0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f6d870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3a622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f0334f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f0977c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f0977c" officeooo:paragraph-rsid="04189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413de95" officeooo:paragraph-rsid="0413d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415db28" officeooo:paragraph-rsid="0415d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4189763" officeooo:paragraph-rsid="04189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29463c6"/>
    </style:style>
    <style:style style:name="T3" style:family="text">
      <style:text-properties officeooo:rsid="0413ee46"/>
    </style:style>
    <style:style style:name="T4" style:family="text">
      <style:text-properties officeooo:rsid="041ee90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  <text:sequence-decl text:display-outline-level="0" text:name="Quadro"/>
      </text:sequence-decls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">Reviewer</text:p>
          </table:table-cell>
          <table:table-cell table:style-name="Tabela1.A1" office:value-type="string">
            <text:p text:style-name="P5">email</text:p>
          </table:table-cell>
          <table:table-cell table:style-name="Tabela1.A1" office:value-type="string">
            <text:p text:style-name="P5">Institution</text:p>
          </table:table-cell>
          <table:table-cell table:style-name="Tabela1.D1" office:value-type="string">
            <text:p text:style-name="P5">Expertise</text:p>
          </table:table-cell>
        </table:table-row>
        <table:table-row table:style-name="Tabela1.1">
          <table:table-cell table:style-name="Tabela1.A2" office:value-type="string">
            <text:p text:style-name="P6">Perdikaris, Paris</text:p>
          </table:table-cell>
          <table:table-cell table:style-name="Tabela1.B2" office:value-type="string">
            <text:p text:style-name="P6"><text:span text:style-name="T2">pgp@seas.upenn.edu</text:span></text:p>
          </table:table-cell>
          <table:table-cell table:style-name="Tabela1.C2" office:value-type="string">
            <text:p text:style-name="P7"><text:span text:style-name="T1">Department of Mechanical Engineering and Applied Mechanics, University of Pennsylvania</text:span></text:p>
          </table:table-cell>
          <table:table-cell table:style-name="Tabela1.D2" office:value-type="string">
            <text:p text:style-name="P16">One of the developers of the proposers of Physics-Informed Neural Networks, <text:span text:style-name="T3">which is the basis of this work</text:span> </text:p>
          </table:table-cell>
        </table:table-row>
        <table:table-row table:style-name="Tabela1.1">
          <table:table-cell table:style-name="Tabela1.A2" office:value-type="string">
            <text:p text:style-name="P8">You, Siming</text:p>
          </table:table-cell>
          <table:table-cell table:style-name="Tabela1.B3" office:value-type="string">
            <text:p text:style-name="P10">siming.you@glasgow.ac.uk</text:p>
          </table:table-cell>
          <table:table-cell table:style-name="Tabela1.C3" office:value-type="string">
            <text:p text:style-name="P11">University of Glasgow, Glasgow, United Kingdom</text:p>
          </table:table-cell>
          <table:table-cell table:style-name="Tabela1.D3" office:value-type="string">
            <text:p text:style-name="P17">Many publications in bioprocesses and, more recently, in machine learning applied to bioprocesses</text:p>
          </table:table-cell>
        </table:table-row>
        <table:table-row table:style-name="Tabela1.1">
          <table:table-cell table:style-name="Tabela1.A2" office:value-type="string">
            <text:p text:style-name="P12">George Em Karniadakis</text:p>
          </table:table-cell>
          <table:table-cell table:style-name="Tabela1.B4" office:value-type="string">
            <text:p text:style-name="P12">George_Karniadakis@Brown.edu </text:p>
          </table:table-cell>
          <table:table-cell table:style-name="Tabela1.C4" office:value-type="string">
            <text:p text:style-name="P12">Division of Applied Mathematics, Brown University, Providence, RI, 02912, USA</text:p>
          </table:table-cell>
          <table:table-cell table:style-name="Tabela1.D4" office:value-type="string">
            <text:p text:style-name="P12">One of the developers of the proposers of Physics-Informed Neural Networks, which is the basis of this work </text:p>
          </table:table-cell>
        </table:table-row>
        <table:table-row table:style-name="Tabela1.1">
          <table:table-cell table:style-name="Tabela1.A2" office:value-type="string">
            <text:p text:style-name="P18">Duygu Altıok</text:p>
          </table:table-cell>
          <table:table-cell table:style-name="Tabela1.B5" office:value-type="string">
            <text:p text:style-name="P13">duygu.altiok@giresun.edu.tr</text:p>
          </table:table-cell>
          <table:table-cell table:style-name="Tabela1.C5" office:value-type="string">
            <text:p text:style-name="P14">Food Engineering Department, İzmir Institute of Technology, İzmir 35430, Turkey</text:p>
          </table:table-cell>
          <table:table-cell table:style-name="Tabela1.D5" office:value-type="string">
            <text:p text:style-name="P18">Author of the paper that proposed the mathematical models and generated the experimental data used in this work</text:p>
          </table:table-cell>
        </table:table-row>
        <table:table-row table:style-name="Tabela1.1">
          <table:table-cell table:style-name="Tabela1.A2" office:value-type="string">
            <text:p text:style-name="P13">Figen Tokatlı</text:p>
          </table:table-cell>
          <table:table-cell table:style-name="Tabela1.B6" office:value-type="string">
            <text:p text:style-name="P13">figentokatli@iyte.edu.tr</text:p>
          </table:table-cell>
          <table:table-cell table:style-name="Tabela1.C6" office:value-type="string">
            <text:p text:style-name="P14">Food Engineering Department, İzmir Institute of Technology, İzmir 35430, Turkey</text:p>
          </table:table-cell>
          <table:table-cell table:style-name="Tabela1.D6" office:value-type="string">
            <text:p text:style-name="P15">Author of the paper that proposed the mathematical models and generated the experimental data used in this work</text:p>
          </table:table-cell>
        </table:table-row>
        <table:table-row table:style-name="Tabela1.1">
          <table:table-cell table:style-name="Tabela1.A2" office:value-type="string">
            <text:p text:style-name="P8">Ascher, Simon</text:p>
          </table:table-cell>
          <table:table-cell table:style-name="Tabela1.B7" office:value-type="string">
            <text:p text:style-name="P4">?</text:p>
          </table:table-cell>
          <table:table-cell table:style-name="Tabela1.C7" office:value-type="string">
            <text:p text:style-name="P9">University of Glasgow, Glasgow, United Kingdom</text:p>
          </table:table-cell>
          <table:table-cell table:style-name="Tabela1.D7" office:value-type="string">
            <text:p text:style-name="P17"><text:span text:style-name="T4">Has m</text:span>any works in machine learning applied to bioprocesses (mostly for biomass and waste treatment)</text:p>
          </table:table-cell>
        </table:table-row>
        <table:table-row table:style-name="Tabela1.1">
          <table:table-cell table:style-name="Tabela1.A2" office:value-type="string">
            <text:p text:style-name="P13">Wiramsri Sriphochanart</text:p>
          </table:table-cell>
          <table:table-cell table:style-name="Tabela1.B8" office:value-type="string">
            <text:p text:style-name="P13">wiramsri.sr@kmitl.ac.th</text:p>
          </table:table-cell>
          <table:table-cell table:style-name="Tabela1.C8" office:value-type="string">
            <text:p text:style-name="P14">Department of Fermentation Technology, School of Food Industry, King Mongkut’s Institute of Technology Ladkrabang, Bangkok, 10520, Thailand</text:p>
          </table:table-cell>
          <table:table-cell table:style-name="Tabela1.D8" office:value-type="string">
            <text:p text:style-name="P18">Published works with lactic acid fermentation and other bioprocess and can, therefore, evaluate the relevance of this work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 Sans" svg:font-family="'Open Sans', icomoon, sans-serif"/>
    <style:font-face style:name="OpenSymbol" svg:font-family="OpenSymbol" style:font-charset="x-symbol"/>
    <style:font-face style:name="nexussans" svg:font-family="nexussans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ABNT_20_-_20_Corpo_20_de_20_Texto" style:display-name="ABNT - Corpo de Texto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  <style:text-properties style:font-name="Arial2" fo:font-family="Arial" style:font-family-generic="swiss" style:font-pitch="variable" officeooo:rsid="00e3816e"/>
    </style:style>
    <style:style style:name="ABNT_20_-_20_Título_20_1" style:display-name="ABNT - Título 1" style:family="paragraph" style:parent-style-name="Standard" style:next-style-name="ABNT_20_-_20_Corpo_20_de_20_Texto" style:default-outline-level="1" style:master-page-name="">
      <style:paragraph-properties fo:margin-top="0cm" fo:margin-bottom="1.499cm" style:contextual-spacing="false" fo:line-height="150%" style:page-number="auto" fo:break-before="page"/>
      <style:text-properties fo:text-transform="uppercase" style:font-name="Arial" fo:font-family="Arial" style:font-style-name="Negrito" style:font-family-generic="swiss" style:font-pitch="variable" fo:font-weight="bold" officeooo:rsid="001d943a"/>
    </style:style>
    <style:style style:name="ABNT_20_-_20_Título_20_2" style:display-name="ABNT - Título 2" style:family="paragraph" style:parent-style-name="ABNT_20_-_20_Título_20_1" style:next-style-name="ABNT_20_-_20_Corpo_20_de_20_Texto" style:default-outline-level="2" style:master-page-name="">
      <style:paragraph-properties fo:margin-top="1.499cm" fo:margin-bottom="1.499cm" style:contextual-spacing="false" style:page-number="auto" fo:break-before="auto" fo:break-after="auto"/>
      <style:text-properties fo:font-variant="normal" fo:text-transform="none" fo:font-weight="bold" style:font-weight-asian="normal" style:font-weight-complex="normal"/>
    </style:style>
    <style:style style:name="ABNT_20_-_20_Título_20_3" style:display-name="ABNT - Título 3" style:family="paragraph" style:parent-style-name="Standard" style:next-style-name="ABNT_20_-_20_Corpo_20_de_20_Texto" style:default-outline-level="3">
      <style:paragraph-properties fo:margin-top="1.499cm" fo:margin-bottom="1.499cm" style:contextual-spacing="false" fo:line-height="150%"/>
      <style:text-properties style:font-name="Arial" fo:font-family="Arial" style:font-style-name="Negrito" style:font-family-generic="swiss" style:font-pitch="variable" fo:font-style="italic" fo:font-weight="bold" officeooo:rsid="001d943a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1.499cm" fo:margin-bottom="1.499cm" style:contextual-spacing="false" fo:text-align="start" style:justify-single-word="false" fo:text-indent="0cm" style:auto-text-indent="false"/>
      <style:text-properties fo:font-style="italic" officeooo:rsid="00215e25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Citação_20_Longa" style:display-name="ABNT - Citação Longa" style:family="paragraph" style:parent-style-name="ABNT_20_-_20_Corpo_20_de_20_Texto" style:next-style-name="ABNT_20_-_20_Corpo_20_de_20_Texto" style:master-page-name="">
      <style:paragraph-properties fo:margin-left="4.001cm" fo:margin-right="0cm" fo:margin-top="1.499cm" fo:margin-bottom="1.499cm" style:contextual-spacing="false" fo:line-height="100%" fo:text-indent="0cm" style:auto-text-indent="false" style:page-number="auto"/>
      <style:text-properties fo:font-size="10pt" officeooo:rsid="00223de2"/>
    </style:style>
    <style:style style:name="Figure" style:family="paragraph" style:parent-style-name="Caption" style:class="extra">
      <style:paragraph-properties fo:margin-top="0cm" fo:margin-bottom="0cm" style:contextual-spacing="false" fo:text-align="center" style:justify-single-word="false" fo:keep-with-next="always"/>
      <style:text-properties style:font-name="Arial1" fo:font-family="Arial" style:font-style-name="Normal" style:font-family-generic="swiss" style:font-pitch="variable" fo:font-style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Arial2" fo:font-family="Arial" style:font-family-generic="swiss" style:font-pitch="variable" fo:font-size="12pt" fo:font-style="normal" fo:text-shadow="none" style:text-underline-style="none" fo:font-weight="normal" officeooo:rsid="01e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áfico" style:family="paragraph" style:parent-style-name="Caption">
      <style:paragraph-properties fo:margin-top="0cm" fo:margin-bottom="0cm" style:contextual-spacing="false" fo:text-align="center" style:justify-single-word="false"/>
      <style:text-properties style:font-name="Arial1" fo:font-family="Arial" style:font-style-name="Normal" style:font-family-generic="swiss" style:font-pitch="variable" fo:font-style="normal" fo:font-weight="normal"/>
    </style:style>
    <style:style style:name="ABNT_20_-_20_Fonte_20_Figuras_20_Graficos_20_Etc" style:display-name="ABNT - Fonte Figuras Graficos Etc" style:family="paragraph" style:parent-style-name="Figure">
      <style:text-properties style:use-window-font-color="true" loext:opacity="0%" style:font-name="Arial1" fo:font-family="Arial" style:font-style-name="Normal" style:font-family-generic="swiss" style:font-pitch="variable" fo:font-size="10pt" officeooo:rsid="002510ec" fo:background-color="transparen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style:font-name="Arial1" fo:font-family="Arial" style:font-style-name="Normal" style:font-family-generic="swiss" style:font-pitch="variable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Quadro" style:family="paragraph" style:parent-style-name="Caption" style:master-page-name="">
      <style:paragraph-properties fo:text-align="center" style:justify-single-word="false" style:page-number="auto"/>
      <style:text-properties style:font-name="Arial1" fo:font-family="Arial" style:font-style-name="Normal" style:font-family-generic="swiss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margin-top="0cm" fo:margin-bottom="1.499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Arial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margin-top="0cm" fo:margin-bottom="1.499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Arial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1.499cm" style:contextual-spacing="false" fo:line-height="100%" fo:text-align="center" style:justify-single-word="false" fo:text-indent="0cm" style:auto-text-indent="false" style:page-number="auto" text:number-lines="false" text:line-number="0"/>
      <style:text-properties fo:text-transform="uppercase" style:font-name="Arial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normal" fo:text-transform="none" fo:font-weight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tyle="italic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style="italic"/>
    </style:style>
    <style:style style:name="Bibliography_20_1" style:display-name="Bibliography 1" style:family="paragraph" style:parent-style-name="Index" style:class="index">
      <style:paragraph-properties fo:margin-left="0.889cm" fo:margin-right="0cm" fo:margin-top="0cm" fo:margin-bottom="0cm" style:contextual-spacing="false" style:line-height-at-least="0.423cm" fo:text-indent="-0.889cm" style:auto-text-indent="false">
        <style:tab-stops>
          <style:tab-stop style:position="0.889cm"/>
        </style:tab-stops>
      </style:paragraph-properties>
    </style:style>
    <style:style style:name="_33_ABNT_20_-_20_Corpo_20_de_20_Texto" style:display-name="3ABNT - Corpo de Texto" style:family="paragraph" style:parent-style-name="ABNT_20_-_20_Corpo_20_de_20_Texto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BNT_20_-_20_Título_20_5" style:display-name="ABNT - Título 5" style:family="paragraph" style:parent-style-name="ABNT_20_-_20_Corpo_20_de_20_Texto"/>
    <style:style style:name="Figure_20__28_user_29_" style:display-name="Figure (user)" style:family="paragraph" style:parent-style-name="Caption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Index" style:page-layout-name="Mpm2" draw:style-name="Mdp1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3:43:42.930000000</meta:creation-date>
    <dc:date>2023-02-06T16:32:59.504000000</dc:date>
    <meta:editing-duration>P3DT19H52M50S</meta:editing-duration>
    <meta:editing-cycles>837</meta:editing-cycles>
    <meta:generator>LibreOffice/7.2.1.2$Windows_X86_64 LibreOffice_project/87b77fad49947c1441b67c559c339af8f3517e22</meta:generator>
    <meta:document-statistic meta:table-count="1" meta:image-count="0" meta:object-count="0" meta:page-count="1" meta:paragraph-count="34" meta:word-count="215" meta:character-count="1600" meta:non-whitespace-character-count="1415"/>
    <meta:user-defined meta:name="ZOTERO_PREF_1">&lt;data data-version="3" zotero-version="6.0.20"&gt;&lt;session id="X4hWLil0"/&gt;&lt;style id="http://www.zotero.org/styles/elsevier-with-titles" hasBibliography="1" bibliographyStyleHasBeenSet="1"/&gt;&lt;prefs&gt;&lt;pref name="fieldType" value="ReferenceMark"/&gt;&lt;/prefs&gt;&lt;/data&gt;</meta:user-defined>
    <meta:user-defined meta:name="ZOTERO_PREF_2"/>
  </office:meta>
</office:document-meta>
</file>